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6pt" officeooo:paragraph-rsid="0033e65e" style:font-size-asian="6pt" style:font-size-complex="6pt"/>
    </style:style>
    <style:style style:name="T1" style:family="text">
      <style:text-properties officeooo:rsid="0033e6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OKUWIKI-ODT-INS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start" style:justify-single-word="false" style:page-number="auto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/>
      <style:text-properties style:font-name="Bitstream Vera Sans" fo:font-family="'Bitstream Vera Sans'" style:font-family-generic="roman" style:font-pitch="variable" fo:font-size="20pt" fo:font-weight="bold" style:font-name-asian="Bitstream Vera Sans2" style:font-family-asian="'Bitstream Vera Sans'" style:font-family-generic-asian="system" style:font-pitch-asian="variable" style:font-size-asian="24pt" style:font-weight-asian="bold" style:font-name-complex="Bitstream Vera Sans2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family="'Bitstream Vera Sans'" style:font-family-generic="roman" style:font-pitch="variable" fo:font-size="18pt" fo:font-style="italic" fo:font-weight="bold" style:font-name-asian="Bitstream Vera Sans2" style:font-family-asian="'Bitstream Vera Sans'" style:font-family-generic-asian="system" style:font-pitch-asian="variable" style:font-size-asian="18pt" style:font-weight-asian="bold" style:font-name-complex="Bitstream Vera Sans2" style:font-family-complex="'Bitstream Ver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family="'Bitstream Vera Sans'" style:font-family-generic="roman" style:font-pitch="variable" fo:font-size="14pt" fo:font-style="italic" fo:font-weight="bold" style:font-name-asian="Bitstream Vera Sans2" style:font-family-asian="'Bitstream Vera Sans'" style:font-family-generic-asian="system" style:font-pitch-asian="variable" style:font-size-asian="14pt" style:font-weight-asian="bold" style:font-name-complex="Bitstream Vera Sans2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family="'Bitstream Vera Sans'" style:font-family-generic="roman" style:font-pitch="variable" fo:font-size="12pt" fo:font-style="italic" fo:font-weight="bold" style:font-name-asian="Bitstream Vera Sans2" style:font-family-asian="'Bitstream Vera Sans'" style:font-family-generic-asian="system" style:font-pitch-asian="variable" style:font-size-asian="12pt" style:font-weight-asian="bold" style:font-name-complex="Bitstream Vera Sans2" style:font-family-complex="'Bitstream Ver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family="'Bitstream Vera Sans'" style:font-family-generic="roman" style:font-pitch="variable" fo:font-size="10pt" fo:font-style="italic" fo:font-weight="bold" style:font-name-asian="Bitstream Vera Sans2" style:font-family-asian="'Bitstream Vera Sans'" style:font-family-generic-asian="system" style:font-pitch-asian="variable" style:font-size-asian="10pt" style:font-weight-asian="bold" style:font-name-complex="Bitstream Vera Sans2" style:font-family-complex="'Bitstream Vera Sans'" style:font-family-generic-complex="system" style:font-pitch-complex="variable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0066ff" text:number-lines="false" text:line-number="0">
        <style:tab-stops/>
        <style:background-image/>
      </style:paragraph-properties>
      <style:text-properties fo:color="#ffffff"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.0783in" loext:contextual-spacing="false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Source_20_Code" style:display-name="Source Code" style:family="paragraph" style:parent-style-name="Preformatted_20_Text">
      <style:paragraph-properties fo:background-color="#f7f9fa" fo:padding="0.0193in" fo:border="0.06pt solid #8cacbb" style:shadow="none">
        <style:background-image/>
      </style:paragraph-properties>
      <style:text-properties style:font-name="Bitstream Vera Sans Mono1" fo:font-family="'Bitstream Vera Sans Mono'" style:font-style-name="Regular" style:font-family-generic="modern" style:font-pitch="fixed" fo:font-size="8pt"/>
    </style:style>
    <style:style style:name="Source_20_File" style:display-name="Source File" style:family="paragraph" style:parent-style-name="Preformatted_20_Text">
      <style:paragraph-properties fo:background-color="#f1f4f5" fo:padding="0.0193in" fo:border="0.06pt solid #8cacbb" style:shadow="none">
        <style:background-image/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_20_1" style:display-name="Quotation 1" style:family="paragraph" style:parent-style-name="Standard">
      <style:paragraph-properties fo:margin-left="0.3937in" fo:margin-right="0in" fo:margin-top="0.0984in" fo:margin-bottom="0.0984in" loext:contextual-spacing="false" fo:text-indent="0in" style:auto-text-indent="false" fo:padding="0.0193in" fo:border-left="4.99pt solid #c0c0c0" fo:border-right="none" fo:border-top="none" fo:border-bottom="none"/>
    </style:style>
    <style:style style:name="Quotation_20_2" style:display-name="Quotation 2" style:family="paragraph" style:parent-style-name="Standard">
      <style:paragraph-properties fo:margin-left="0.7874in" fo:margin-right="0in" fo:margin-top="0.0984in" fo:margin-bottom="0.0984in" loext:contextual-spacing="false" fo:text-indent="0in" style:auto-text-indent="false" fo:padding="0.0193in" fo:border-left="4.99pt solid #9966cc" fo:border-right="none" fo:border-top="none" fo:border-bottom="none"/>
    </style:style>
    <style:style style:name="Quotation_20_3" style:display-name="Quotation 3" style:family="paragraph" style:parent-style-name="Standard">
      <style:paragraph-properties fo:margin-left="1.1811in" fo:margin-right="0in" fo:margin-top="0.0984in" fo:margin-bottom="0.0984in" loext:contextual-spacing="false" fo:text-indent="0in" style:auto-text-indent="false" fo:padding="0.0193in" fo:border-left="4.99pt solid #c5000b" fo:border-right="none" fo:border-top="none" fo:border-bottom="none"/>
    </style:style>
    <style:style style:name="Quotation_20_4" style:display-name="Quotation 4" style:family="paragraph" style:parent-style-name="Standard">
      <style:paragraph-properties fo:margin-left="1.5752in" fo:margin-right="0in" fo:margin-top="0.0984in" fo:margin-bottom="0.0984in" loext:contextual-spacing="false" fo:text-indent="0in" style:auto-text-indent="false" fo:padding="0.0193in" fo:border-left="4.99pt solid #579d1c" fo:border-right="none" fo:border-top="none" fo:border-bottom="none"/>
    </style:style>
    <style:style style:name="Quotation_20_5" style:display-name="Quotation 5" style:family="paragraph" style:parent-style-name="Standard">
      <style:paragraph-properties fo:margin-left="1.9689in" fo:margin-right="0in" fo:margin-top="0.0984in" fo:margin-bottom="0.0984in" loext:contextual-spacing="false" fo:text-indent="0in" style:auto-text-indent="false" fo:padding="0.0193in" fo:border-left="4.99pt solid #ff9966" fo:border-right="none" fo:border-top="none" fo:border-bottom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1" style:display-name="List 1" style:family="paragraph" style:parent-style-name="List" style:list-style-name="Numbering_20_1" style:class="list">
      <style:paragraph-properties fo:margin-top="0in" fo:margin-bottom="0.0835in" loext:contextual-spacing="false" text:number-lines="true" text:line-number="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6pt" officeooo:paragraph-rsid="0033e65e" style:font-size-asian="6pt" style:font-size-complex="6pt"/>
    </style:style>
    <style:style style:name="MT1" style:family="text">
      <style:text-properties officeooo:rsid="0033e65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file-name text:display="name">template</text:file-name><text:tab/> <text:date style:data-style-name="N84" text:date-value="2015-10-19T15:01:36.163133229">2015-10-19</text:date> <text:span text:style-name="MT1">@ </text:span><text:span text:style-name="MT1"><text:time style:data-style-name="N43" text:time-value="2015-10-19T15:01:36.163289761">03:01:09 PM</text:time></text:span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9S</meta:editing-duration>
    <meta:editing-cycles>2</meta:editing-cycles>
    <meta:generator>LibreOffice/4.3.3.2$Linux_X86_64 LibreOffice_project/430m0$Build-2</meta:generator>
    <meta:creation-date>2015-10-19T15:01:34.170561309</meta:creation-date>
    <dc:date>2015-10-19T15:01:36.084943202</dc:date>
    <meta:document-statistic meta:table-count="0" meta:image-count="0" meta:object-count="0" meta:page-count="1" meta:paragraph-count="2" meta:word-count="7" meta:character-count="57" meta:non-whitespace-character-count="5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https://ask.libreoffice.org/en/question/18664/optimal-column-width-for-all-tables-in-odt-documents/

Sub OptimizeColumnWidth
  Dim s As String
  Dim i As Long
  Dim oTables
  Dim oTable
  Dim oCell
  oTables = ThisComponent.getTextTables()
  
  If oTables.hasElements() Then
	  For i = 0 To oTables.getCount() - 1
	    oTable = oTables.getByIndex(i)
	    ThisComponent.getCurrentController().select(oTable)
	    oFrame = ThisComponent.CurrentController.Frame
	    oDispHelper = createUnoService("com.sun.star.frame.DispatchHelper")
	    oDispHelper.executeDispatch(oFrame, ".uno:SelectTable", "", 0, Array())
	    oDispHelper.executeDispatch(oFrame, ".uno:SetOptimalColumnWidth", "", 0, Array()) 
	  Next
  End If

  REM Save and close the ODT file.
  dim document as object
  document = ThisComponent 

  document.store()
  wait 1000
  document.close(True)
  wait 1000
  Stardesktop.termin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